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45.03mm" style:type="right" style:leader-style="dotted" style:leader-text="."/>
        </style:tab-stops>
      </style:paragraph-properties>
    </style:style>
    <style:style style:name="P14" style:family="paragraph" style:parent-style-name="Contents_20_3">
      <style:paragraph-properties>
        <style:tab-stops>
          <style:tab-stop style:position="140.04mm" style:type="right" style:leader-style="dotted" style:leader-text="."/>
        </style:tab-stops>
      </style:paragraph-properties>
    </style:style>
    <style:style style:name="P15" style:family="paragraph" style:parent-style-name="Contents_20_4">
      <style:paragraph-properties>
        <style:tab-stops>
          <style:tab-stop style:position="135.04mm" style:type="right" style:leader-style="dotted" style:leader-text="."/>
        </style:tab-stops>
      </style:paragraph-properties>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list-style-name="L1"/>
    <style:style style:name="P18" style:family="paragraph" style:parent-style-name="Text_20_body" style:list-style-name="L1">
      <style:text-properties fo:font-style="normal" style:text-underline-style="none" style:font-style-asian="normal" style:font-style-complex="normal"/>
    </style:style>
    <style:style style:name="P19" style:family="paragraph" style:parent-style-name="Text_20_body">
      <style:text-properties style:text-underline-style="non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3">
      <style:text-properties style:text-underline-style="none"/>
    </style:style>
    <style:style style:name="P23" style:family="paragraph" style:parent-style-name="Contents_20_1">
      <style:paragraph-properties>
        <style:tab-stops>
          <style:tab-stop style:position="149.01mm" style:type="right" style:leader-style="dotted" style:leader-text="."/>
        </style:tab-stops>
      </style:paragraph-properties>
    </style:style>
    <style:style style:name="P24" style:family="paragraph" style:parent-style-name="Heading_20_4">
      <style:text-properties style:text-underline-style="none"/>
    </style:style>
    <style:style style:name="P25" style:family="paragraph" style:parent-style-name="List_20_1">
      <style:text-properties fo:font-weight="normal" style:font-weight-asian="normal" style:font-weight-complex="normal"/>
    </style:style>
    <style:style style:name="P26" style:family="paragraph" style:parent-style-name="List_20_1">
      <style:text-properties style:text-underline-style="none"/>
    </style:style>
    <style:style style:name="P27" style:family="paragraph" style:parent-style-name="List_20_1">
      <style:text-properties style:text-underline-style="none" fo:font-weight="normal" style:font-weight-asian="normal" style:font-weight-complex="normal"/>
    </style:style>
    <style:style style:name="P28"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fo:color="#000000" style:font-name="Times New Roman" fo:font-size="10pt" fo:letter-spacing="normal" fo:font-style="normal" fo:font-weight="normal" style:font-size-asian="10pt" style:font-size-complex="10pt"/>
    </style:style>
    <style:style style:name="T16" style:family="text">
      <style:text-properties style:use-window-font-color="true" style:font-name="Times New Roman"/>
    </style:style>
    <style:style style:name="T17" style:family="text">
      <style:text-properties style:use-window-font-color="true" style:font-name="Times New Roman"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T20"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23">Obsah<text:tab/>1</text:p>
            </text:list-item>
            <text:list-item>
              <text:p text:style-name="P23">1 Úvod<text:tab/>4</text:p>
            </text:list-item>
            <text:list-item>
              <text:p text:style-name="P23">2 WebArchiv<text:tab/>6</text:p>
            </text:list-item>
          </text:list>
          <text:p text:style-name="P13">2.1 O WebArchivu<text:tab/>6</text:p>
          <text:p text:style-name="P13">2.2 Vývoj projektu<text:tab/>7</text:p>
          <text:p text:style-name="P14">2.2.1 Rok 2000<text:tab/>7</text:p>
          <text:p text:style-name="P14">2.2.2 Rok 2001<text:tab/>7</text:p>
          <text:p text:style-name="P14">2.2.3 Rok 2002<text:tab/>8</text:p>
          <text:p text:style-name="P14">2.2.4 Rok 2003<text:tab/>8</text:p>
          <text:p text:style-name="P14">2.2.5 Rok 2004<text:tab/>8</text:p>
          <text:p text:style-name="P14">2.2.6 Rok 2005<text:tab/>9</text:p>
          <text:p text:style-name="P14">2.2.7 Rok 2006<text:tab/>9</text:p>
          <text:p text:style-name="P14">2.2.8 Rok 2007<text:tab/>9</text:p>
          <text:p text:style-name="P14">2.2.9 Rok 2008<text:tab/>10</text:p>
          <text:p text:style-name="P14">2.2.10 Rok 2009<text:tab/>10</text:p>
          <text:p text:style-name="P14">2.2.11 Rok 2010<text:tab/>11</text:p>
          <text:p text:style-name="P14">2.2.12 Rok 2011<text:tab/>11</text:p>
          <text:p text:style-name="P13">2.3 Současný obsah databáze<text:tab/>12</text:p>
          <text:p text:style-name="P13">2.4 Další informace o projektu<text:tab/>13</text:p>
          <text:p text:style-name="P14">2.4.1 Creative Commons<text:tab/>13</text:p>
          <text:p text:style-name="P14">2.4.2 Partneři projektu<text:tab/>13</text:p>
          <text:p text:style-name="P14">2.4.3 Nasmlouvané webové zdroje<text:tab/>14</text:p>
          <text:p text:style-name="P14">2.4.4 Internet Archive<text:tab/>15</text:p>
          <text:p text:style-name="P14">2.4.5 Další spolupráce<text:tab/>15</text:p>
          <text:p text:style-name="P14">2.4.6 Dostupnost informací<text:tab/>15</text:p>
          <text:p text:style-name="P14">2.4.7 Kritéria výběru webových zdrojů<text:tab/>16</text:p>
          <text:p text:style-name="P15">2.4.7.1 Plošná archivace – harvesting<text:tab/>16</text:p>
          <text:p text:style-name="P15">2.4.7.2 Výběrový přístup – konspekt<text:tab/>17</text:p>
          <text:p text:style-name="P15">2.4.7.3 Tematické sbírky<text:tab/>18</text:p>
          <text:p text:style-name="P13">2.5 Starší práce na téma WebArchiv<text:tab/>19</text:p>
          <text:p text:style-name="P14">2.5.1 Systém pro správu procesu archivace webových informačních zdrojů<text:tab/>19</text:p>
          <text:p text:style-name="P14">2.5.2 Identifikace a omezení přístupu k "nevhodným" stránkám ve webovém archivu<text:tab/>19</text:p>
          <text:p text:style-name="P14">2.5.3 Rozpoznání a archivace českého webu mimo národní doménu<text:tab/>20</text:p>
          <text:p text:style-name="P14">2.5.4 Implementace OAI-PMH pro český WebArchiv<text:tab/>20</text:p>
          <text:p text:style-name="P14">2.5.5 Bibliografický popis elektronických online zdrojů v zahraniční a domácí katalogizační praxi<text:tab/>20</text:p>
          <text:p text:style-name="P14">2.5.6 Zpřístupnění archivu českého webu<text:tab/>21</text:p>
          <text:p text:style-name="P14">2.5.5 Strategie archivace elektronických online zdrojů a politika jejich výběru do digitálního archivu (se zaměřením na český systém WebArchiv)<text:tab/>21</text:p>
          <text:p text:style-name="P13"><text:soft-page-break/>2.6 Nástroje související s projektem WebArchiv<text:tab/>22</text:p>
          <text:p text:style-name="P14">2.6.1 APACHE TOMCAT<text:tab/>22</text:p>
          <text:p text:style-name="P14">2.6.2 ARCRetriever<text:tab/>22</text:p>
          <text:p text:style-name="P14">2.6.3 DeDuplicator<text:tab/>22</text:p>
          <text:p text:style-name="P14">2.6.4 Generátor URN<text:tab/>22</text:p>
          <text:p text:style-name="P14">2.6.5 HERITRIX<text:tab/>22</text:p>
          <text:p text:style-name="P14">2.6.6 ImpEval <text:tab/>23</text:p>
          <text:p text:style-name="P14">2.6.7 NutchWAX<text:tab/>23</text:p>
          <text:p text:style-name="P14">2.6.8 WA ADMIN<text:tab/>24</text:p>
          <text:p text:style-name="P14">2.6.9 WA-CZ<text:tab/>24</text:p>
          <text:p text:style-name="P14">2.6.10 Wayback<text:tab/>24</text:p>
          <text:p text:style-name="P14">2.6.11 WebAnalyzer<text:tab/>24</text:p>
          <text:p text:style-name="P14">2.6.12 Web Curator Tool<text:tab/>25</text:p>
          <text:list xml:id="list1876484769" text:continue-numbering="true" text:style-name="List_20_1">
            <text:list-item>
              <text:p text:style-name="P23">3 Archivační formáty<text:tab/>26</text:p>
            </text:list-item>
          </text:list>
          <text:p text:style-name="P13">3.1 Úvod<text:tab/>26</text:p>
          <text:p text:style-name="P13">3.2 Formát nedlib<text:tab/>27</text:p>
          <text:p text:style-name="P14">3.2.1 Popis standardu nedlib<text:tab/>27</text:p>
          <text:p text:style-name="P14">3.2.2 Výhody nedlib<text:tab/>27</text:p>
          <text:p text:style-name="P14">3.2.3 Nevýhody nedlib<text:tab/>27</text:p>
          <text:p text:style-name="P14">3.2.4 Užití v praxi ve WebArchivu<text:tab/>27</text:p>
          <text:p text:style-name="P13">3.3 Formát arc<text:tab/>28</text:p>
          <text:p text:style-name="P14">3.3.1 Popis standardu arc<text:tab/>28</text:p>
          <text:p text:style-name="P14">3.3.2 Výhody arc<text:tab/>28</text:p>
          <text:p text:style-name="P14">3.3.3 Nevýhody arc<text:tab/>28</text:p>
          <text:p text:style-name="P14">3.3.4 Užití v praxi ve WebArchivu<text:tab/>29</text:p>
          <text:p text:style-name="P13">3.4 Formát warc<text:tab/>30</text:p>
          <text:p text:style-name="P14">3.4.1 Popis standardu warc<text:tab/>30</text:p>
          <text:p text:style-name="P14">3.4.2 Výhody warc<text:tab/>30</text:p>
          <text:p text:style-name="P14">3.4.3 Nevýhody warc<text:tab/>31</text:p>
          <text:p text:style-name="P14">3.4.4 Plánované využití<text:tab/>32</text:p>
          <text:p text:style-name="P14">3.4.5 Deduplikace souborů<text:tab/>32</text:p>
          <text:list xml:id="list1830235771" text:continue-numbering="true" text:style-name="List_20_1">
            <text:list-item>
              <text:p text:style-name="P23">4 Migrace archivu z formátu arc do formátu warc<text:tab/>33</text:p>
            </text:list-item>
          </text:list>
          <text:p text:style-name="P13">4.1 O migraci<text:tab/>33</text:p>
          <text:p text:style-name="P14">4.1.1 Úvod<text:tab/>33</text:p>
          <text:p text:style-name="P14">4.1.2 Britská knihovna<text:tab/>33</text:p>
          <text:p text:style-name="P13">4.2 Použité nástroje<text:tab/>35</text:p>
          <text:p text:style-name="P14">4.2.1 JHOVE<text:tab/>35</text:p>
          <text:p text:style-name="P14">4.2.2 JHOVE2<text:tab/>35</text:p>
          <text:p text:style-name="P15">4.2.2.1 Úvod<text:tab/>35</text:p>
          <text:p text:style-name="P15">4.2.2.2 O programu<text:tab/>36</text:p>
          <text:p text:style-name="P15">4.2.2.3 Úprava programu<text:tab/>38</text:p>
          <text:p text:style-name="P14">4.2.3 Jpype<text:tab/>38</text:p>
          <text:p text:style-name="P13">4.3 Testování migračních nástrojů<text:tab/>39</text:p>
          <text:p text:style-name="P14"><text:soft-page-break/>4.3.1 WARC-TOOLS<text:tab/>39</text:p>
          <text:p text:style-name="P15">4.3.1.1 Kompatibilita s ostatními nástroji<text:tab/>39</text:p>
          <text:p text:style-name="P15">4.3.1.2 Další parametry<text:tab/>40</text:p>
          <text:p text:style-name="P14">4.3.2 WARC-TOOLS / hanzo<text:tab/>40</text:p>
          <text:p text:style-name="P15">4.3.2.1 Kompatibilita s ostatními nástroji<text:tab/>40</text:p>
          <text:p text:style-name="P15">4.3.2.2 Další parametry<text:tab/>41</text:p>
          <text:p text:style-name="P14">4.3.3 WARC-TOOLS / kpk09<text:tab/>41</text:p>
          <text:p text:style-name="P15">4.3.3 1 Kompatibilita s ostatními nástroji<text:tab/>41</text:p>
          <text:p text:style-name="P15">4.3.3.2 Další parametry<text:tab/>41</text:p>
          <text:p text:style-name="P13">4.4 Podobnost WARCTOOLS / hanzo s kpk09<text:tab/>43</text:p>
          <text:p text:style-name="P14">4.4.1 Porovnání výstupů pro stejné vstupy<text:tab/>43</text:p>
          <text:p text:style-name="P14">4.4.2 Porovnání zdrojového kódu<text:tab/>43</text:p>
          <text:p text:style-name="P13">4.5 Závěry z porovnávání nástrojů<text:tab/>45</text:p>
          <text:list xml:id="list1811695429" text:continue-numbering="true" text:style-name="List_20_1">
            <text:list-item>
              <text:p text:style-name="P23">5 Závěr<text:tab/>46</text:p>
            </text:list-item>
            <text:list-item>
              <text:p text:style-name="P23">Seznam literatury<text:tab/>47</text:p>
            </text:list-item>
            <text:list-item>
              <text:p text:style-name="P23">Přílohy<text:tab/>51</text:p>
            </text:list-item>
          </text:list>
        </text:index-body>
      </text:table-of-content>
      <text:p text:style-name="P12"/>
      <text:h text:style-name="P20"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7">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0"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29678682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1"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2">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text:p>
      <text:p text:style-name="P2">Bylo potřeba monitorovat vývoj technologií – zejména standardů pro metadata a formáty. Byly budovány tématické brány a konspekt. WebArchiv užíval nástroje jako NEDLIB, Heritrix. <text:span text:style-name="T7">[7]</text:span></text:p>
      <text:h text:style-name="Heading_20_3" text:outline-level="3"><text:soft-page-break/>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text:span></text:span><text:span text:style-name="Strong_20_Emphasis"><text:span text:style-name="T7">a archivace českého webu mimo národní doménu</text:span></text:span><text:span text:style-name="Strong_20_Emphasis"><text:span text:style-name="T7">, kterou zpracoval Ivan Vlček. [27]</text:span></text:span></text:p>
      <text:p text:style-name="P2">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1"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1"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6">Hlavní partneři projektu WebArchiv jsou: [20]</text:p>
      <text:list xml:id="list812561832" text:continue-numbering="true" text:style-name="List_20_1">
        <text:list-item>
          <text:p text:style-name="P25"><text:span text:style-name="T19">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5"><text:span text:style-name="T19">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5"><text:span text:style-name="T19">CZ.NIC</text:span><text:note text:id="ftn12" text:note-class="footnote"><text:note-citation>12</text:note-citation><text:note-body><text:p text:style-name="Footnote">Bližší informace o organizaci <text:span text:style-name="T7">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7">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1"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text:span></text:span><text:soft-page-break/><text:span text:style-name="Strong_20_Emphasis"><text:span text:style-name="T7">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7">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text:span></text:span><text:soft-page-break/><text:span text:style-name="Strong_20_Emphasis"><text:span text:style-name="T7">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7">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1"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8"> vyvíjí</text:span><text:span text:style-name="T14"> National and University Library of Iceland a je volně dostupný</text:span><text:span text:style-name="T14"><text:note text:id="ftn22" text:note-class="footnote"><text:note-citation>22</text:note-citation><text:note-body><text:p text:style-name="Footnote">Webové stránky nástroje DeDuplicator dostupné online na adrese http://deduplicator.sourceforge.net/</text:p></text:note-body></text:note></text:span><text:span text:style-name="T14">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5"><text:span text:style-name="T16">V roce 2009 realizoval Adam Brokeš WA Admin v2 v rámci své bakalářské práce s názvem Systém pro správu procesu archivace webových informačních zdrojů</text:span><text:span text:style-name="T16">.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text:soft-page-break/>2.6.12 Web Curator Tool</text:h>
      <text:p text:style-name="P5"><text:span text:style-name="T16">Nástroj vyvinutý</text:span><text:span text:style-name="T16"><text:note text:id="ftn29" text:note-class="footnote"><text:note-citation>29</text:note-citation><text:note-body><text:p text:style-name="Footnote">Webové stránky projektu Web Curator Tool dostupné online na adrese http://webcurator.sourceforge.net/</text:p></text:note-body></text:note></text:span><text:span text:style-name="T16"> v roce 2006</text:span><text:span text:style-name="T13">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1"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408331338"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2131383257"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1"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271710834" text:continue-numbering="true" text:style-name="List_20_1">
        <text:list-item>
          <text:p text:style-name="List_20_1">Na rozdíl od formátu nedlib je soubor dobře čitelný – soubory stažených webových zdrojů jsou ukládány v archivech a členěny.</text:p>
        </text:list-item>
        <text:list-item>
          <text:p text:style-name="P27">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207968323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1"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049413143"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oft-page-break/><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6">Na rozdíl od arc archivů umožňují warc archivy ukládat nejen http odezvy, ale také původní požadavky.</text:p>
        </text:list-item>
        <text:list-item>
          <text:p text:style-name="P26">Warc umí pracovat s více protokoly: HTTP, FTP, NNTP a SMTP.</text:p>
        </text:list-item>
        <text:list-item>
          <text:p text:style-name="P26">Warc umožňují ukládat větší škálu metadat. Je možné přidávat metadata podle vlastních potřeby, což se může využít při speciálních požadavcích určených vnitřní politikou ukládání souborů.</text:p>
        </text:list-item>
        <text:list-item>
          <text:p text:style-name="P27">Nativně umožňuje kompresi dat.</text:p>
        </text:list-item>
        <text:list-item>
          <text:p text:style-name="P27"><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http://tools.ietf.org/html/rfc3174</text:p></text:note-body></text:note></text:span><text:span text:style-name="T8"> hashovací funkcí pro jednoznačné určení stažených dokumentů.</text:span></text:p>
        </text:list-item>
      </text:list>
      <text:h text:style-name="Heading_20_3" text:outline-level="3">3.4.3 Nevýhody warc</text:h>
      <text:list xml:id="list347968144" text:continue-numbering="true" text:style-name="List_20_1">
        <text:list-item>
          <text:p text:style-name="P26">Neobsahují samoopravný kód – pokud se archiv poruší tak není možné rekonstruovat jeho obsah. To však není dáno vlastnostmi warc archivů, ale tím, že archivy se po vytvoření ještě komprimují nástrojem GZIP.</text:p>
        </text:list-item>
        <text:list-item>
          <text:p text:style-name="P26">Prozatím není vyřešeno, jak efektivně využít možnost ukládání větší škály metadat. Za tímto účelem bude nutno provést další studie.</text:p>
        </text:list-item>
        <text:list-item>
          <text:p text:style-name="P26">Prozatím nejsou implementovány nutné nástroje na práci s warc <text:soft-page-break/>soubory. Před jejich zavedením v projektu WebArchiv bude potřeba tyto nástroje implementovat.</text:p>
        </text:list-item>
        <text:list-item>
          <text:p text:style-name="P26">Zpětná převoditelnost z warc do arc není prozatím triviálně možná. [33] Tím pádem se nedají případné nové sklizně ve formátu warc zařadit ke starým sklizním ve formátu arc.</text:p>
        </text:list-item>
        <text:list-item>
          <text:p text:style-name="P26">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20"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příloha Q]</text:p>
      <text:h text:style-name="P21" text:outline-level="2">4.2 Použité nástroje</text:h>
      <text:p text:style-name="Text_20_body">Kromě samotných nástrojů pro migrci arc archivů jsem používal i jiné nástroje, zde podávám jejich přehled.</text:p>
      <text:h text:style-name="P22"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22" text:outline-level="3">4.2.2 JHOVE2</text:h>
      <text:h text:style-name="P24"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4" text:outline-level="4">4.2.2.2 O programu<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text:span><text:soft-page-break/><text:span text:style-name="T1">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898105981" text:continue-numbering="true" text:style-name="List_20_1">
        <text:list-item>
          <text:p text:style-name="P25"><text:span text:style-name="T3">Identifikace</text:span><text:span text:style-name="T1"> – určení formátu objektu.</text:span></text:p>
        </text:list-item>
        <text:list-item>
          <text:p text:style-name="P28">Feature extraction (extrakce rysů)<text:span text:style-name="T7"> – určení charakteristických rysů objektu.</text:span></text:p>
        </text:list-item>
        <text:list-item>
          <text:p text:style-name="P25"><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8">Mezi další přednosti programu patří <text:span text:style-name="T7">[příloha AF]:</text:span></text:p>
      <text:list xml:id="list608716066" text:style-name="L1">
        <text:list-item>
          <text:p text:style-name="P18">Modulární architektura a práce s plug-iny</text:p>
        </text:list-item>
        <text:list-item>
          <text:p text:style-name="P18">Jednoduché API a design základních modulů</text:p>
        </text:list-item>
        <text:list-item>
          <text:p text:style-name="P18">Bufferovaní I/O operací</text:p>
        </text:list-item>
        <text:list-item>
          <text:p text:style-name="P18">Internacionalizovaný výstup, JHOVE2 podporuje více formátů – JSON, XML, text) ,</text:p>
        </text:list-item>
        <text:list-item>
          <text:p text:style-name="P18">Široká možnost konfigurace nástroje</text:p>
        </text:list-item>
        <text:list-item>
          <text:p text:style-name="P18">Kompletní dokumentace nástroje</text:p>
        </text:list-item>
        <text:list-item>
          <text:p text:style-name="P17"><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oft-page-break/><text:span text:style-name="T9">Hlavní předností nástroje je samozřejmě široká škála typů souborů, které dokáže identifikovat a valido</text:span><text:span text:style-name="T10">vat. Identifikovat dokáže JHOVE2 všechny objekty obsažené </text:span><text:span text:style-name="T10">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0">rů</text:span><text:span text:style-name="T15">. Webové stránky nástroje DROID dostupné online na adrese http://droid.sourceforge.ne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1"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519561023" text:continue-list="list898105981"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72413764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787801301"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372971048"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1380830880"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4" text:outline-level="4">4.3.3 1 Kompatibilita s ostatními nástroji</text:h>
      <text:list xml:id="list932670818"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4" text:outline-level="4">4.3.3.2 Další parametry</text:h>
      <text:list xml:id="list1112301218" text:continue-numbering="true" text:style-name="List_20_1">
        <text:list-item>
          <text:p text:style-name="P26">Nemá napsané skripty pro hromadnou migraci.</text:p>
        </text:list-item>
        <text:list-item>
          <text:p text:style-name="P26"><text:soft-page-break/>Při převodu arc souborů nepřibalí k souboru data. Je potřeba mu dávat na vstup arc.gz soubory.</text:p>
        </text:list-item>
        <text:list-item>
          <text:p text:style-name="P26">Po otestování na zkušebním vzorku je textový warc soubor, totožný se souborem z WARCTOOLS / hanzo.</text:p>
        </text:list-item>
        <text:list-item>
          <text:p text:style-name="P26">Nástroj je v současné době vyvíjen.</text:p>
        </text:list-item>
        <text:list-item>
          <text:p text:style-name="P26">Nástroj nemá dokončenou dokumentaci. V manuálu stojí, že vytváří „crappy“ warc soubory. Nástroj pro migraci je údajně převzat z nástroje WARCTOOLS. [příloha Z]</text:p>
        </text:list-item>
      </text:list>
      <text:h text:style-name="P21"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9"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845611621" text:continue-numbering="true" text:style-name="List_20_1">
        <text:list-item>
          <text:p text:style-name="List_20_1"><text:soft-page-break/>Změny v WARCTOOLS / hanzo, které se neprojevily v druhém nástroji<text:note text:id="ftn51" text:note-class="footnote"><text:note-citation>51</text:note-citation><text:note-body><text:p text:style-name="Footnote">Náhled změn mezi jednotlivými porovnávanými nástroji dostupný online na adrese https://bitbucket.org/kpk09/warc-tools/compare/hanzo/warc-tools..</text:p></text:note-body></text:note>. Jde o modifikaci ve 34 souborech.<text:note text:id="ftn52"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3"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4" text:note-class="footnote"><text:note-citation>54</text:note-citation><text:note-body><text:p text:style-name="Footnote">Údaj platný k 11.4.20012.</text:p></text:note-body></text:note></text:p>
        </text:list-item>
      </text:list>
      <text:h text:style-name="P21"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1"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22"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text:span><text:soft-page-break/><text:span text:style-name="T9">Java aplikaci.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0" text:note-class="footnote"><text:note-citation>55</text:note-citation><text:note-body><text:p text:style-name="Footnote">Typický archiv je má velikost 100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21" text:outline-level="2">4.7 Výstupy z analýzy obsahu převáděných archivů</text:h>
      <text:h text:style-name="P20" text:outline-level="1">5 Závěr</text:h>
      <text:p text:style-name="Text_20_body">Napiš, že výstupy použiješ jako zprávu pro Národní knihovnu</text:p>
      <text:h text:style-name="P20"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8">.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ARC to WARC (to ARC). IA Webteam Confluence. <text:span text:style-name="T4">IA Webteam Confluence.</text:span><text:span text:style-name="T8"> [online]. [cit. 2012-03-21]. Dostupné z: </text:span>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4</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19:24:53</dc:date>
    <dc:creator>Martin Prokop</dc:creator>
    <meta:editing-duration>P4DT17H56M17S</meta:editing-duration>
    <meta:editing-cycles>2436</meta:editing-cycles>
    <meta:document-statistic meta:table-count="1" meta:image-count="0" meta:object-count="0" meta:page-count="54" meta:paragraph-count="565" meta:word-count="10322" meta:character-count="72698" meta:non-whitespace-character-count="63066"/>
  </office:meta>
</office:document-meta>
</file>